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.19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  <style:text-properties fo:font-size="26pt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22pt" fo:font-weight="bold"/>
    </style:style>
    <style:style style:name="P9" style:family="paragraph">
      <style:paragraph-properties fo:margin-left="0cm" fo:margin-right="0cm" fo:text-indent="0cm"/>
      <style:text-properties fo:font-size="18pt" fo:font-weight="bold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1.2cm" fo:margin-right="0cm" fo:text-indent="-0.9cm"/>
      <style:text-properties fo:color="#ffffff" fo:font-size="26pt"/>
    </style:style>
    <style:style style:name="P12" style:family="paragraph">
      <style:paragraph-properties fo:margin-left="1.2cm" fo:margin-right="0cm" fo:text-indent="-0.9cm"/>
      <style:text-properties fo:font-size="28pt"/>
    </style:style>
    <style:style style:name="P13" style:family="paragraph">
      <style:paragraph-properties fo:margin-left="2.4cm" fo:margin-right="0cm" fo:margin-top="0cm" fo:margin-bottom="0.203cm" fo:text-indent="-0.8cm">
        <style:tab-stops/>
      </style:paragraph-properties>
    </style:style>
    <style:style style:name="P14" style:family="paragraph">
      <style:paragraph-properties fo:margin-left="1.2cm" fo:margin-right="0cm" fo:text-indent="-0.9cm"/>
      <style:text-properties fo:font-size="24pt"/>
    </style:style>
    <style:style style:name="P1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P1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1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1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19" style:family="paragraph">
      <style:paragraph-properties fo:margin-left="1.2cm" fo:margin-right="0cm" fo:text-indent="-0.9cm"/>
      <style:text-properties fo:font-size="24pt" fo:font-weight="bold"/>
    </style:style>
    <style:style style:name="T1" style:family="text">
      <style:text-properties fo:color="#ffff00" fo:font-size="26pt"/>
    </style:style>
    <style:style style:name="T2" style:family="text">
      <style:text-properties fo:font-size="26pt"/>
    </style:style>
    <style:style style:name="T3" style:family="text">
      <style:text-properties fo:color="#ffff00"/>
    </style:style>
    <style:style style:name="T4" style:family="text">
      <style:text-properties fo:color="#ccccff"/>
    </style:style>
    <style:style style:name="T5" style:family="text">
      <style:text-properties fo:font-size="22pt" fo:font-weight="bold"/>
    </style:style>
    <style:style style:name="T6" style:family="text">
      <style:text-properties fo:font-size="18pt" fo:font-weight="bold"/>
    </style:style>
    <style:style style:name="T7" style:family="text">
      <style:text-properties fo:color="#ccccff" fo:font-size="22pt"/>
    </style:style>
    <style:style style:name="T8" style:family="text">
      <style:text-properties fo:color="#ffffff"/>
    </style:style>
    <style:style style:name="T9" style:family="text">
      <style:text-properties fo:font-size="24pt"/>
    </style:style>
    <style:style style:name="T10" style:family="text">
      <style:text-properties fo:font-size="28pt"/>
    </style:style>
    <style:style style:name="T11" style:family="text">
      <style:text-properties fo:color="#ffff00" fo:font-size="28pt"/>
    </style:style>
    <style:style style:name="T12" style:family="text">
      <style:text-properties fo:color="#23ff23" fo:font-size="24pt"/>
    </style:style>
    <style:style style:name="T13" style:family="text">
      <style:text-properties fo:color="#ffffff" fo:font-size="26pt"/>
    </style:style>
    <style:style style:name="T14" style:family="text">
      <style:text-properties fo:color="#23ff23" fo:font-size="26pt"/>
    </style:style>
    <style:style style:name="T15" style:family="text">
      <style:text-properties fo:color="#ffffff" fo:font-size="28pt"/>
    </style:style>
    <style:style style:name="T16" style:family="text">
      <style:text-properties fo:color="#ffff00" fo:font-size="24pt"/>
    </style:style>
    <style:style style:name="T17" style:family="text">
      <style:text-properties fo:color="#23ff23" fo:font-size="24pt" fo:font-weight="bold"/>
    </style:style>
    <style:style style:name="T18" style:family="text">
      <style:text-properties fo:color="#ffff00" fo:font-size="24pt" fo:font-weight="bold"/>
    </style:style>
    <style:style style:name="T19" style:family="text">
      <style:text-properties fo:font-size="24pt" fo:font-weight="bold"/>
    </style:style>
    <style:style style:name="T20" style:family="text">
      <style:text-properties fo:color="#ff8080" fo:font-size="20pt" fo:font-weight="bold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list-level-position-and-space-mode="label-width-and-position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list-level-position-and-space-mode="label-width-and-position"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list-level-position-and-space-mode="label-width-and-position"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ch1-4 review</presentation:footer-decl>
      <presentation:footer-decl presentation:name="ftr2">CMPTxxxx</presentation:footer-decl>
      <presentation:date-time-decl presentation:name="dtd1" presentation:source="fixed">1 Oct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Review lectures 1-12, ch1-4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 Oct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1-4 overview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Ch1: Problem solving</text:span></text:p>
                <text:list>
                  <text:list-item>
                    <text:p text:style-name="P4"><text:span text:style-name="T2">Top-down, WADES</text:span></text:p>
                  </text:list-item>
                </text:list>
              </text:list-item>
              <text:list-item>
                <text:p text:style-name="P3"><text:span text:style-name="T1">Ch2: Your first Python program</text:span></text:p>
                <text:list>
                  <text:list-item>
                    <text:p text:style-name="P4"><text:span text:style-name="T2">Modules, variables, expressions, type</text:span></text:p>
                  </text:list-item>
                </text:list>
              </text:list-item>
              <text:list-item>
                <text:p text:style-name="P3"><text:span text:style-name="T1">Ch3: Program Structure</text:span></text:p>
                <text:list>
                  <text:list-item>
                    <text:p text:style-name="P4"><text:span text:style-name="T2">Sequences, if, loops</text:span></text:p>
                  </text:list-item>
                </text:list>
              </text:list-item>
              <text:list-item>
                <text:p text:style-name="P3"><text:span text:style-name="T1">Ch4: Procedures</text:span></text:p>
                <text:list>
                  <text:list-item>
                    <text:p text:style-name="P4"><text:span text:style-name="T2">Parameters, return values, recursion</text:span></text:p>
                  </text:list-item>
                </text:list>
                <text:p text:style-name="P3"><text:span text:style-name="T1"/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h1: Problem solving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Computing scientists as <text:span text:style-name="T3">toolsmiths</text:span></text:p>
              </text:list-item>
              <text:list-item>
                <text:p text:style-name="P3"><text:span text:style-name="T3">Top-down</text:span> vs. bottom-up; <text:span text:style-name="T3">WADES</text:span></text:p>
              </text:list-item>
              <text:list-item>
                <text:p text:style-name="P3">Client --&gt; Designer --&gt; Implementer</text:p>
                <text:list>
                  <text:list-item>
                    <text:p text:style-name="P4"><text:span text:style-name="T3">Requirements</text:span> doc, <text:span text:style-name="T3">Design</text:span> spec, Code</text:p>
                  </text:list-item>
                </text:list>
              </text:list-item>
              <text:list-item>
                <text:p text:style-name="P3">Abstract data <text:span text:style-name="T3">types</text:span></text:p>
                <text:list>
                  <text:list-item>
                    <text:p text:style-name="P4"><text:span text:style-name="T3">Atomic vs. compound</text:span></text:p>
                  </text:list-item>
                  <text:list-item>
                    <text:p text:style-name="P4"><text:span text:style-name="T3">What's the difference: </text:span><text:span text:style-name="T4">5, 5.0, '5', (5), {5}</text:span></text:p>
                  </text:list-item>
                </text:list>
              </text:list-item>
              <text:list-item>
                <text:p text:style-name="P3">5 <text:span text:style-name="T3">hardware</text:span> abstractions</text:p>
              </text:list-item>
              <text:list-item>
                <text:p text:style-name="P3">5 <text:span text:style-name="T3">control</text:span>/flow abstraction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§1.5-1.7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3">Operators, operands, ADTs, implementations</text:span></text:p>
              </text:list-item>
              <text:list-item>
                <text:p text:style-name="P3"><text:span text:style-name="T3">Variables</text:span> vs. <text:span text:style-name="T3">constants</text:span></text:p>
              </text:list-item>
              <text:list-item>
                <text:p text:style-name="P3"><text:span text:style-name="T3">Logical</text:span> operators: <text:span text:style-name="T4">not, and, or</text:span></text:p>
              </text:list-item>
            </text:list>
          </draw:text-box>
        </draw:frame>
        <draw:rect draw:style-name="gr2" draw:text-style-name="P7" draw:layer="layout" svg:width="6.985cm" svg:height="3.81cm" svg:x="16.51cm" svg:y="13.97cm">
          <text:p/>
        </draw:rect>
        <draw:frame draw:style-name="gr3" draw:text-style-name="P8" draw:layer="layout" svg:width="1.15cm" svg:height="1.153cm" svg:x="17.145cm" svg:y="14.218cm">
          <draw:text-box>
            <text:p text:style-name="P1"><text:span text:style-name="T5">=</text:span></text:p>
          </draw:text-box>
        </draw:frame>
        <draw:frame draw:style-name="gr3" draw:text-style-name="P8" draw:layer="layout" svg:width="0.786cm" svg:height="1.153cm" svg:x="19.685cm" svg:y="15.231cm">
          <draw:text-box>
            <text:p text:style-name="P1"><text:span text:style-name="T5">/</text:span></text:p>
          </draw:text-box>
        </draw:frame>
        <draw:frame draw:style-name="gr3" draw:text-style-name="P8" draw:layer="layout" svg:width="0.908cm" svg:height="1.153cm" svg:x="21.59cm" svg:y="14.596cm">
          <draw:text-box>
            <text:p text:style-name="P1"><text:span text:style-name="T5">*</text:span></text:p>
          </draw:text-box>
        </draw:frame>
        <draw:frame draw:style-name="gr4" draw:text-style-name="P8" draw:layer="layout" svg:width="-0.997cm" svg:height="-1.153cm" svg:x="17.78cm" svg:y="17.651cm">
          <draw:text-box>
            <text:p text:style-name="P1"><text:span text:style-name="T5">+</text:span></text:p>
          </draw:text-box>
        </draw:frame>
        <draw:frame draw:style-name="gr3" draw:text-style-name="P8" draw:layer="layout" svg:width="0.824cm" svg:height="1.153cm" svg:x="21.228cm" svg:y="15.866cm">
          <draw:text-box>
            <text:p text:style-name="P1"><text:span text:style-name="T5">-</text:span></text:p>
          </draw:text-box>
        </draw:frame>
        <draw:frame draw:style-name="gr5" draw:text-style-name="P9" draw:layer="layout" svg:width="1.963cm" svg:height="1.725cm" svg:x="17.145cm" svg:y="14.862cm">
          <draw:text-box>
            <text:p text:style-name="P1"><text:span text:style-name="T6">AND</text:span></text:p>
          </draw:text-box>
        </draw:frame>
        <draw:frame draw:style-name="gr3" draw:text-style-name="P8" draw:layer="layout" svg:width="1.15cm" svg:height="1.153cm" svg:x="22.225cm" svg:y="15.231cm">
          <draw:text-box>
            <text:p text:style-name="P1"><text:span text:style-name="T5">&lt;</text:span></text:p>
          </draw:text-box>
        </draw:frame>
        <draw:frame draw:style-name="gr5" draw:text-style-name="P9" draw:layer="layout" svg:width="1.963cm" svg:height="0.988cm" svg:x="19.627cm" svg:y="16.5cm">
          <draw:text-box>
            <text:p text:style-name="P1"><text:span text:style-name="T6">OR</text:span></text:p>
          </draw:text-box>
        </draw:frame>
        <draw:frame draw:style-name="gr5" draw:text-style-name="P9" draw:layer="layout" svg:width="1.963cm" svg:height="1.725cm" svg:x="19.05cm" svg:y="13.891cm">
          <draw:text-box>
            <text:p text:style-name="P1"><text:span text:style-name="T6">NOT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§1.8-2.1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Expressions and <text:span text:style-name="T3">precedence</text:span><text:line-break/><text:tab/><text:tab/><text:span text:style-name="T7"><text:a xlink:href="http://docs.python.org/ref/summary.html">http://docs.python.org/ref/summary.html</text:a></text:span></text:p>
              </text:list-item>
              <text:list-item>
                <text:p text:style-name="P3">Five abstract components of <text:span text:style-name="T3">hardware</text:span></text:p>
              </text:list-item>
              <text:list-item>
                <text:p text:style-name="P3"><text:span text:style-name="T3">Software</text:span>: instructions, languages, programs, OS</text:p>
              </text:list-item>
              <text:list-item>
                <text:p text:style-name="P3"><text:span text:style-name="T3">Designer -&gt;</text:span> <text:span text:style-name="T3">coder</text:span> -&gt; <text:span text:style-name="T3">compiler</text:span> -&gt; <text:span text:style-name="T3">assembler/linker</text:span></text:p>
              </text:list-item>
              <text:list-item>
                <text:p text:style-name="P3">Five <text:span text:style-name="T3">control</text:span>/structure abstractions of programs</text:p>
              </text:list-item>
              <text:list-item>
                <text:p text:style-name="P3"><text:span text:style-name="T3">Pseudocode</text:span></text:p>
              </text:list-item>
              <text:list-item>
                <text:p text:style-name="P3"><text:span text:style-name="T3">Importing </text:span><text:span text:style-name="T8">library function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: §2.2, 2.5, 2.11</text:p>
          </draw:text-box>
        </draw:frame>
        <draw:frame presentation:style-name="pr5" draw:text-style-name="P3" draw:layer="layout" svg:width="25.199cm" svg:height="14.601cm" svg:x="1.4cm" svg:y="4.507cm" presentation:class="outline" presentation:user-transformed="true">
          <draw:text-box>
            <text:list text:style-name="L3">
              <text:list-item>
                <text:p text:style-name="P3">Components of a baby Python <text:span text:style-name="T3">program</text:span></text:p>
              </text:list-item>
              <text:list-item>
                <text:p text:style-name="P3"><text:span text:style-name="T3">Modules</text:span></text:p>
              </text:list-item>
              <text:list-item>
                <text:p text:style-name="P3"><text:span text:style-name="T3">Library</text:span> tools <text:span text:style-name="T9">(what are some we know already?)</text:span></text:p>
              </text:list-item>
              <text:list-item>
                <text:p text:style-name="P3"><text:span text:style-name="T3">Literals, identifiers</text:span> and <text:span text:style-name="T3">reserved</text:span> words <text:span text:style-name="T9">(examples?)</text:span></text:p>
              </text:list-item>
              <text:list-item>
                <text:p text:style-name="P3">Strings, <text:span text:style-name="T3">quoting</text:span>, newlines</text:p>
              </text:list-item>
              <text:list-item>
                <text:p text:style-name="P3"><text:span text:style-name="T3">Statically-typed</text:span> vs. <text:span text:style-name="T3">dynamically-typed</text:span></text:p>
              </text:list-item>
              <text:list-item>
                <text:p text:style-name="P3"><text:span text:style-name="T3">Declaring</text:span> and <text:span text:style-name="T3">initializing</text:span> variables</text:p>
                <text:list>
                  <text:list-item>
                    <text:p text:style-name="P4"><text:span text:style-name="T9">(what is needed in C? <text:s/>In Python?)</text:span></text:p>
                  </text:list-item>
                </text:list>
              </text:list-item>
              <text:list-item>
                <text:p text:style-name="P3"><text:span text:style-name="T10">Keyboard </text:span><text:span text:style-name="T11">input: </text:span><text:span text:style-name="T12">input(), raw_input(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: §2.3-2.4</text:p>
          </draw:text-box>
        </draw:frame>
        <draw:frame presentation:style-name="pr5" draw:text-style-name="P1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Documentation</text:span></text:p>
                <text:list>
                  <text:list-item>
                    <text:p text:style-name="P4"><text:span text:style-name="T1">External</text:span><text:span text:style-name="T13"> documentation: design, manuals</text:span></text:p>
                  </text:list-item>
                  <text:list-item>
                    <text:p text:style-name="P4"><text:span text:style-name="T1">Internal</text:span><text:span text:style-name="T13"> documentation:</text:span></text:p>
                    <text:list>
                      <text:list-item>
                        <text:p text:style-name="P10"><text:span text:style-name="T14">Comments</text:span></text:p>
                      </text:list-item>
                      <text:list-item>
                        <text:p text:style-name="P10"><text:span text:style-name="T14">Docstrings</text:span></text:p>
                      </text:list-item>
                    </text:list>
                  </text:list-item>
                  <text:list-item>
                    <text:p text:style-name="P4"><text:span text:style-name="T1">Preconditions</text:span><text:span text:style-name="T13"> / postconditions</text:span></text:p>
                  </text:list-item>
                </text:list>
              </text:list-item>
              <text:list-item>
                <text:p text:style-name="P3"><text:span text:style-name="T1">Style</text:span><text:span text:style-name="T13"> guidelin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§2.7-2.10</text:p>
          </draw:text-box>
        </draw:frame>
        <draw:frame presentation:style-name="pr5" draw:text-style-name="P12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0">Expressions, operators, operands</text:span></text:p>
                <text:list>
                  <text:list-item>
                    <text:p text:style-name="P4"><text:span text:style-name="T10">Binary arithmetic: </text:span><text:span text:style-name="T11">+ - * / % // **</text:span></text:p>
                  </text:list-item>
                  <text:list-item>
                    <text:p text:style-name="P4"><text:span text:style-name="T10">Comparison: </text:span><text:span text:style-name="T11">== &lt; &gt; &lt;= =&gt; != &lt;&gt; is, is not</text:span></text:p>
                  </text:list-item>
                  <text:list-item>
                    <text:p text:style-name="P4"><text:span text:style-name="T10">Boolean: </text:span><text:span text:style-name="T11">and or not </text:span><text:span text:style-name="T15">(shortcut semantics)</text:span></text:p>
                  </text:list-item>
                </text:list>
              </text:list-item>
              <text:list-item>
                <text:p text:style-name="P3"><text:span text:style-name="T15">Type </text:span><text:span text:style-name="T11">conversions</text:span></text:p>
              </text:list-item>
              <text:list-item>
                <text:p text:style-name="P3"><text:span text:style-name="T11">Precedence</text:span><text:span text:style-name="T15"> rules</text:span></text:p>
              </text:list-item>
              <text:list-item>
                <text:p text:style-name="P3"><text:span text:style-name="T11">Formatted</text:span><text:span text:style-name="T15"> output</text:span></text:p>
                <text:list>
                  <text:list-item>
                    <text:p text:style-name="P4"><text:span text:style-name="T8">%d, %f, %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ample quiz ch2</text:p>
          </draw:text-box>
        </draw:frame>
        <draw:frame presentation:style-name="pr5" draw:text-style-name="P14" draw:layer="layout" svg:width="25.199cm" svg:height="14.353cm" svg:x="1.4cm" svg:y="4.507cm" presentation:class="outline" presentation:user-transformed="true">
          <draw:text-box>
            <text:list text:style-name="L3">
              <text:list-item>
                <text:p text:style-name="P3"><text:span text:style-name="T9">Name the five </text:span><text:span text:style-name="T16">software</text:span><text:span text:style-name="T9"> </text:span><text:span text:style-name="T16">control</text:span><text:span text:style-name="T9">/flow abstractions</text:span></text:p>
              </text:list-item>
              <text:list-item>
                <text:p text:style-name="P3"><text:span text:style-name="T16">Evaluate</text:span><text:span text:style-name="T9"> the following Python expressions:</text:span></text:p>
                <text:list>
                  <text:list-item>
                    <text:p text:style-name="P13"><text:span text:style-name="T17">3.0 &gt;= 1 and 3.0 &lt;= 10</text:span></text:p>
                  </text:list-item>
                  <text:list-item>
                    <text:p text:style-name="P13"><text:span text:style-name="T17">True and (3 &lt;&gt; 5.7)</text:span></text:p>
                  </text:list-item>
                  <text:list-item>
                    <text:p text:style-name="P13"><text:span text:style-name="T17">not False or (12 % 0)</text:span></text:p>
                  </text:list-item>
                  <text:list-item>
                    <text:p text:style-name="P13"><text:span text:style-name="T17">3 + 32 // 5.0</text:span></text:p>
                  </text:list-item>
                </text:list>
              </text:list-item>
              <text:list-item>
                <text:p text:style-name="P3"><text:span text:style-name="T9">Show the </text:span><text:span text:style-name="T16">output</text:span><text:span text:style-name="T9"> of this Python code:</text:span></text:p>
                <text:list>
                  <text:list-item>
                    <text:p text:style-name="P4"><text:span text:style-name="T17">print “I have %04d %s.” % (23.7, “apples”)</text:span></text:p>
                  </text:list-item>
                </text:list>
              </text:list-item>
              <text:list-item>
                <text:p text:style-name="P3"><text:span text:style-name="T9">Assume that the variable </text:span><text:span text:style-name="T12">numApples</text:span><text:span text:style-name="T9"> has </text:span><text:span text:style-name="T16">integer</text:span><text:span text:style-name="T9"> type. <text:s/>Write a line of </text:span><text:span text:style-name="T16">pseudocode</text:span><text:span text:style-name="T9"> that would work in a </text:span><text:span text:style-name="T16">dynamically</text:span><text:span text:style-name="T9"> typed language like Python but would fail in a </text:span><text:span text:style-name="T16">statically</text:span><text:span text:style-name="T9"> typed language like C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§3.1-3.8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3">Selection: if, if..else.., if..elif..else</text:span></text:p>
              </text:list-item>
              <text:list-item>
                <text:p text:style-name="P3"><text:span text:style-name="T3">Loops: while</text:span></text:p>
              </text:list-item>
              <text:list-item>
                <text:p text:style-name="P3"><text:span text:style-name="T3">Sentinel</text:span> variables</text:p>
              </text:list-item>
              <text:list-item>
                <text:p text:style-name="P3">Loop <text:span text:style-name="T3">counters</text:span></text:p>
              </text:list-item>
              <text:list-item>
                <text:p text:style-name="P3">Using mathematical <text:span text:style-name="T3">closed forms</text:span> instead of loops</text:p>
              </text:list-item>
              <text:list-item>
                <text:p text:style-name="P3"><text:span text:style-name="T3">abs(), += etc., string.capitalize(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: §3.4-3.10, 5.4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String <text:span text:style-name="T3">concatenation</text:span> (+), <text:span text:style-name="T3">repetition</text:span> (*)</text:p>
              </text:list-item>
              <text:list-item>
                <text:p text:style-name="P3">Qualified <text:span text:style-name="T3">import</text:span></text:p>
              </text:list-item>
              <text:list-item>
                <text:p text:style-name="P3">while loops: <text:span text:style-name="T3">continue</text:span>, <text:span text:style-name="T3">break</text:span>, <text:span text:style-name="T3">else</text:span></text:p>
              </text:list-item>
              <text:list-item>
                <text:p text:style-name="P3">Common <text:span text:style-name="T3">mistakes</text:span> in loops</text:p>
              </text:list-item>
              <text:list-item>
                <text:p text:style-name="P3"><text:span text:style-name="T3">for</text:span> loops</text:p>
              </text:list-item>
              <text:list-item>
                <text:p text:style-name="P3"><text:span text:style-name="T3">range</text:span>(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ample quiz ch3</text:p>
          </draw:text-box>
        </draw:frame>
        <draw:frame presentation:style-name="pr5" draw:text-style-name="P19" draw:id="id1" draw:layer="layout" svg:width="25.199cm" svg:height="15.105cm" svg:x="1.4cm" svg:y="4.507cm" presentation:class="outline" presentation:user-transformed="true">
          <draw:text-box>
            <text:list text:style-name="L3">
              <text:list-item>
                <text:p text:style-name="P3"><text:span text:style-name="T18">Evaluate</text:span><text:span text:style-name="T19"> as Python, or explain the error:</text:span><text:span text:style-name="T19"><text:tab/></text:span><text:span text:style-name="T19"><text:tab/></text:span><text:span text:style-name="T20">[9]</text:span></text:p>
                <text:list>
                  <text:list-item>
                    <text:p text:style-name="P4"><text:span text:style-name="T19">(2**4 &gt; 10) or (7 % 3 == 2)</text:span></text:p>
                  </text:list-item>
                  <text:list-item>
                    <text:p text:style-name="P4"><text:span text:style-name="T19">9.0 // 2 == 4.5 and 9 / 0 != 0</text:span></text:p>
                  </text:list-item>
                  <text:list-item>
                    <text:p text:style-name="P4"><text:span text:style-name="T19">'y' + 3 * 'a' + 'y'</text:span></text:p>
                  </text:list-item>
                </text:list>
              </text:list-item>
              <text:list-item>
                <text:p text:style-name="P3"><text:span text:style-name="T19">Show the </text:span><text:span text:style-name="T18">output</text:span><text:span text:style-name="T19"> of this loop: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20">[5]</text:span></text:p>
              </text:list-item>
            </text:list>
            <text:p text:style-name="P15"><text:span text:style-name="T17">for x in range(4):</text:span></text:p>
            <text:p text:style-name="P16"><text:span text:style-name="T17">for y in range(4):</text:span></text:p>
            <text:p text:style-name="P17"><text:span text:style-name="T17">if x == y:</text:span></text:p>
            <text:p text:style-name="P18"><text:span text:style-name="T17">break</text:span></text:p>
            <text:p text:style-name="P17"><text:span text:style-name="T17">print "(%d, %d)" % (x, y),</text:span></text:p>
            <text:list text:continue-numbering="true" text:style-name="L3">
              <text:list-item>
                <text:p text:style-name="P3"><text:span text:style-name="T19">Write </text:span><text:span text:style-name="T18">pseudocode</text:span><text:span text:style-name="T19"> to convert inches to cm or vice versa, depending on the user's choice</text:span><text:span text:style-name="T19"><text:tab/></text:span><text:span text:style-name="T20">[6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§4.1-4.3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3">Procedures</text:span> (functions, subroutines)</text:p>
                <text:list>
                  <text:list-item>
                    <text:p text:style-name="P4"><text:span text:style-name="T3">No</text:span> parameters</text:p>
                  </text:list-item>
                  <text:list-item>
                    <text:p text:style-name="P4">With <text:span text:style-name="T3">parameters</text:span></text:p>
                  </text:list-item>
                  <text:list-item>
                    <text:p text:style-name="P4"><text:span text:style-name="T3">Formal </text:span><text:span text:style-name="T8">vs</text:span><text:span text:style-name="T3">. actual </text:span><text:span text:style-name="T8">parameters</text:span></text:p>
                  </text:list-item>
                  <text:list-item>
                    <text:p text:style-name="P4"><text:span text:style-name="T3">Scope</text:span></text:p>
                  </text:list-item>
                  <text:list-item>
                    <text:p text:style-name="P4"><text:span text:style-name="T3">Global</text:span> variables (why not to use them)</text:p>
                  </text:list-item>
                  <text:list-item>
                    <text:p text:style-name="P4">Call-by-<text:span text:style-name="T3">value</text:span> vs call-by-<text:span text:style-name="T3">referenc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list-level-position-and-space-mode="label-width-and-position"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list-level-position-and-space-mode="label-width-and-position"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list-level-position-and-space-mode="label-width-and-position"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list-level-position-and-space-mode="label-width-and-position"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7cm" fo:margin-right="0cm" fo:margin-top="0cm" fo:margin-bottom="0.436cm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list-level-position-and-space-mode="label-width-and-position"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list-level-position-and-space-mode="label-width-and-position"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list-level-position-and-space-mode="label-width-and-position"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list-level-position-and-space-mode="label-width-and-position"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list-level-position-and-space-mode="label-width-and-position"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list-level-position-and-space-mode="label-width-and-position"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list-level-position-and-space-mode="label-width-and-position"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list-level-position-and-space-mode="label-width-and-position"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list-level-position-and-space-mode="label-width-and-position"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list-level-position-and-space-mode="label-width-and-position"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list-level-position-and-space-mode="label-width-and-position"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list-level-position-and-space-mode="label-width-and-position"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list-level-position-and-space-mode="label-width-and-position"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3">
            <text:list-item>
              <text:p text:style-name="P1">Click to edit the outline text format</text:p>
              <text:list>
                <text:list-item>
                  <text:p text:style-name="P1">Second Outline Level</text:p>
                  <text:list>
                    <text:list-item>
                      <text:p text:style-name="P1">Third Outline Level</text:p>
                      <text:list>
                        <text:list-item>
                          <text:p text:style-name="P1">Fourth Outline Level</text:p>
                          <text:list>
                            <text:list-item>
                              <text:p text:style-name="P1">Fifth Outline Level</text:p>
                              <text:list>
                                <text:list-item>
                                  <text:p text:style-name="P1">Sixth Outline Level</text:p>
                                  <text:list>
                                    <text:list-item>
                                      <text:p text:style-name="P1">Seventh Outline Level</text:p>
                                      <text:list>
                                        <text:list-item>
                                          <text:p text:style-name="P1">Eighth Outline Level</text:p>
                                          <text:list>
                                            <text:list-item>
                                              <text:p text:style-name="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6" draw:layer="backgroundobjects" svg:width="14.01cm" svg:height="0.837cm" svg:x="5.04cm" svg:y="20.009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7" draw:layer="backgroundobjects" svg:width="13.477cm" svg:height="0.552cm" svg:x="0cm" svg:y="3.993cm">
        <text:p/>
      </draw:rect>
      <draw:frame draw:style-name="gr3" draw:text-style-name="P7" draw:layer="backgroundobjects" svg:width="4.035cm" svg:height="1.901cm" svg:x="0.1cm" svg:y="19.099cm">
        <draw:image xlink:href="Pictures/1000020000000088000000405E8C1604.png" xlink:type="simple" xlink:show="embed" xlink:actuate="onLoad">
          <text:p/>
        </draw:image>
      </draw:frame>
      <draw:rect draw:style-name="gr4" draw:text-style-name="P7" draw:layer="backgroundobjects" svg:width="9.922cm" svg:height="0.414cm" svg:x="0cm" svg:y="3.621cm">
        <text:p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5">
            <text:list-item>
              <text:p text:style-name="P1">Click to edit the outline text format</text:p>
              <text:list>
                <text:list-item>
                  <text:p text:style-name="P1">Second Outline Level</text:p>
                  <text:list>
                    <text:list-item>
                      <text:p text:style-name="P1">Third Outline Level</text:p>
                      <text:list>
                        <text:list-item>
                          <text:p text:style-name="P1">Fourth Outline Level</text:p>
                          <text:list>
                            <text:list-item>
                              <text:p text:style-name="P1">Fifth Outline Level</text:p>
                              <text:list>
                                <text:list-item>
                                  <text:p text:style-name="P1">Sixth Outline Level</text:p>
                                  <text:list>
                                    <text:list-item>
                                      <text:p text:style-name="P1">Seventh Outline Level</text:p>
                                      <text:list>
                                        <text:list-item>
                                          <text:p text:style-name="P1">Eighth Outline Level</text:p>
                                          <text:list>
                                            <text:list-item>
                                              <text:p text:style-name="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6" draw:layer="backgroundobjects" svg:width="13.758cm" svg:height="1.448cm" svg:x="4.657cm" svg:y="19.131cm" presentation:class="footer">
        <draw:text-box>
          <text:p text:style-name="P6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7" draw:layer="backgroundobjects" svg:width="14.8cm" svg:height="0.745cm" svg:x="0cm" svg:y="7.217cm">
        <text:p/>
      </draw:rect>
      <draw:frame draw:style-name="gr3" draw:text-style-name="P7" draw:layer="backgroundobjects" svg:width="4.035cm" svg:height="1.901cm" svg:x="0.101cm" svg:y="19.1cm">
        <draw:image xlink:href="Pictures/1000020000000088000000405E8C1604.png" xlink:type="simple" xlink:show="embed" xlink:actuate="onLoad">
          <text:p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_Beta$Linux OpenOffice.org_project/300m3$Build-9328</meta:generator>
    <meta:initial-creator>Sean Ho</meta:initial-creator>
    <meta:creation-date>2006-10-03T12:21:19</meta:creation-date>
    <dc:date>2008-10-01T13:49:00</dc:date>
    <meta:editing-cycles>9</meta:editing-cycles>
    <meta:editing-duration>PT26H31M49S</meta:editing-duration>
    <meta:document-statistic meta:object-count="105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